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angle bas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degree</text:p>
          </table:table-cell>
        </table:table-row>
        <table:table-row table:style-name="ro1">
          <table:table-cell office:value-type="string" calcext:value-type="string">
            <text:p>angle top</text:p>
          </table:table-cell>
          <table:table-cell table:style-name="Default" table:formula="of:=90-[.B1]" office:value-type="float" office:value="38" calcext:value-type="float">
            <text:p>38</text:p>
          </table:table-cell>
          <table:table-cell office:value-type="string" calcext:value-type="string">
            <text:p>degree</text:p>
          </table:table-cell>
        </table:table-row>
        <table:table-row table:style-name="ro1">
          <table:table-cell office:value-type="string" calcext:value-type="string">
            <text:p>length le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height</text:p>
          </table:table-cell>
          <table:table-cell table:style-name="Default" table:formula="of:=[.B3]*COS(RADIANS([.B2]))" office:value-type="float" office:value="3.94005376803361" calcext:value-type="float">
            <text:p>3.94005376803361</text:p>
          </table:table-cell>
          <table:table-cell office:value-type="string" calcext:value-type="string">
            <text:p>m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5-10-02T11:13:56.092000000</meta:creation-date>
    <dc:date>2025-10-02T21:55:11.299000000</dc:date>
    <meta:editing-duration>PT10H31M5S</meta:editing-duration>
    <meta:editing-cycles>1</meta:editing-cycles>
    <meta:document-statistic meta:table-count="1" meta:cell-count="12" meta:object-count="0"/>
    <meta:generator>LibreOffice/6.3.2.2$Windows_X86_64 LibreOffice_project/98b30e735bda24bc04ab42594c85f7fd8be07b9c</meta:generator>
  </office:meta>
</office:document-meta>
</file>